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lbany" svg:font-family="Albany, sans-serif"/>
    <style:font-face style:name="Liberation Sans1" svg:font-family="'Liberation Sans', sans-serif"/>
    <style:font-face style:name="Mangal1" svg:font-family="Mangal"/>
    <style:font-face style:name="charter" svg:font-family="charter, Georgia, Cambria, 'Times New Roman', Times, 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a6ee" officeooo:paragraph-rsid="0001a6ee"/>
    </style:style>
    <style:style style:name="P2" style:family="paragraph" style:parent-style-name="Standard">
      <style:text-properties officeooo:rsid="0003a446" officeooo:paragraph-rsid="0003a446"/>
    </style:style>
    <style:style style:name="P3" style:family="paragraph" style:parent-style-name="Standard">
      <style:text-properties officeooo:rsid="0004daf0" officeooo:paragraph-rsid="0004daf0"/>
    </style:style>
    <style:style style:name="P4" style:family="paragraph" style:parent-style-name="Standard">
      <style:text-properties officeooo:rsid="000502c7" officeooo:paragraph-rsid="000502c7"/>
    </style:style>
    <style:style style:name="P5" style:family="paragraph" style:parent-style-name="Heading_20_1" style:list-style-name="L1">
      <style:paragraph-properties fo:margin-left="0in" fo:margin-right="0in" fo:margin-top="0in" fo:margin-bottom="0in" loext:contextual-spacing="false" style:line-height-at-least="0.1165in" fo:orphans="2" fo:widows="2" fo:text-indent="0in" style:auto-text-indent="false" fo:padding="0in" fo:border="none"/>
      <style:text-properties fo:font-variant="normal" fo:text-transform="none" fo:color="#000000" style:font-name="Liberation Sans1" fo:font-size="18pt" fo:letter-spacing="normal" fo:font-style="normal" fo:font-weight="normal" officeooo:paragraph-rsid="000baf83" style:font-name-asian="NSimSun1" style:font-size-asian="24pt" style:font-weight-asian="bold" style:font-name-complex="Arial" style:font-size-complex="24pt" style:font-weight-complex="bold"/>
    </style:style>
    <style:style style:name="P6" style:family="paragraph" style:parent-style-name="Standard">
      <style:text-properties officeooo:rsid="0004daf0" officeooo:paragraph-rsid="000e733a"/>
    </style:style>
    <style:style style:name="P7" style:family="paragraph" style:parent-style-name="Standard">
      <style:text-properties officeooo:rsid="000e733a" officeooo:paragraph-rsid="000e733a"/>
    </style:style>
    <style:style style:name="P8" style:family="paragraph" style:parent-style-name="Standard">
      <style:text-properties officeooo:rsid="000f3e17" officeooo:paragraph-rsid="000f3e17"/>
    </style:style>
    <style:style style:name="P9" style:family="paragraph" style:parent-style-name="Standard">
      <style:text-properties officeooo:rsid="0007e394" officeooo:paragraph-rsid="000f3e17"/>
    </style:style>
    <style:style style:name="P10" style:family="paragraph" style:parent-style-name="Standard">
      <style:text-properties officeooo:rsid="001217f7" officeooo:paragraph-rsid="001217f7"/>
    </style:style>
    <style:style style:name="P11" style:family="paragraph" style:parent-style-name="Text_20_body">
      <style:paragraph-properties fo:margin-left="0in" fo:margin-right="0in" fo:margin-top="0in" fo:margin-bottom="0in" loext:contextual-spacing="false" style:line-height-at-least="0.1165in" fo:orphans="2" fo:widows="2" fo:text-indent="0in" style:auto-text-indent="false" fo:padding="0in" fo:border="none"/>
      <style:text-properties officeooo:paragraph-rsid="000baf83"/>
    </style:style>
    <style:style style:name="P12" style:family="paragraph" style:parent-style-name="Text_20_body">
      <style:paragraph-properties fo:margin-left="0in" fo:margin-right="0in" fo:margin-top="0in" fo:margin-bottom="0in" loext:contextual-spacing="false" style:line-height-at-least="0.1165in" fo:orphans="2" fo:widows="2" fo:text-indent="0in" style:auto-text-indent="false" fo:padding="0in" fo:border="none"/>
      <style:text-properties officeooo:rsid="000e733a" officeooo:paragraph-rsid="000e733a"/>
    </style:style>
    <style:style style:name="T1" style:family="text">
      <style:text-properties officeooo:rsid="0003a446"/>
    </style:style>
    <style:style style:name="T2" style:family="text">
      <style:text-properties officeooo:rsid="000baf83"/>
    </style:style>
    <style:style style:name="T3" style:family="text">
      <style:text-properties officeooo:rsid="000502c7"/>
    </style:style>
    <style:style style:name="T4" style:family="text">
      <style:text-properties officeooo:rsid="000f3e17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66021898" text:style-name="L1">
        <text:list-header>
          <text:h text:style-name="P5" text:outline-level="1"><text:span text:style-name="Strong_20_Emphasis"><text:span text:style-name="T2">Kotlin Coroutines</text:span></text:span></text:h>
        </text:list-header>
      </text:list>
      <text:p text:style-name="P11"/>
      <text:p text:style-name="P12">1. Write and run a short program that u<text:span text:style-name="T1">se</text:span>s<text:span text:style-name="T1"> Default.Dispatcher to</text:span> estimate the<text:span text:style-name="T1"> number of cores on your processor.</text:span> <text:s/>You may assume the number is under 30.</text:p>
      <text:p text:style-name="P12"/>
      <text:p text:style-name="P12">2. What Dispatcher would a web server use if it were handling 1000 ongoing HTTP connections at once, each awaiting the next packet from a client? <text:s text:c="2"/>Would any special configuration of the Dispatcher be indicated? <text:s/>Would it be important for the method that waits on incoming traffic on an HTTP connection be a suspend method? <text:s/>Why or why not?</text:p>
      <text:p text:style-name="P12"/>
      <text:p text:style-name="P12">3. Are multithreading race conditions a problem under a coroutine model of parallelism? <text:s/>If so, under what circumstances? <text:s/>If not, why not?</text:p>
      <text:p text:style-name="P6"/>
      <text:p text:style-name="P7">4. <text:s/><text:span text:style-name="T3">Why must withContext be a suspend, especially since it's called from a suspend? <text:s/>Can't it just keep executing under the new context without pausing?</text:span></text:p>
      <text:p text:style-name="P7"/>
      <text:p text:style-name="P8">5. What is the effect of withContext(</text:p>
      <text:p text:style-name="P4"/>
      <text:p text:style-name="P9"><text:span text:style-name="T4">6. If thread X starts a coroutine, say by "launch", on what thread does the coroutine execute up to its first suspend? <text:s/>Might this be X? <text:s/>If so, when? <text:s/>Might it not be? <text:s/>If so, how does another thread "take over" at the launch? <text:s/>Is there any potential pause of execution between the "launch" and the first code of the launched lambda? <text:s/>Why or why not? <text:s/></text:span></text:p>
      <text:p text:style-name="P9"/>
      <text:p text:style-name="P9"><text:span text:style-name="T4">7. </text:span>How is lazy starting<text:span text:style-name="T4"> of a coroutine</text:span> implemented?</text:p>
      <text:p text:style-name="P9"/>
      <text:p text:style-name="P10">8. Revise this code to use CPS. <text:s/>Add no extra lines, and do not increase any line to &gt; 80 chars</text:p>
      <text:p text:style-name="P9"/>
      <text:p text:style-name="Preformatted_20_Text">var square = {x: Int -&gt; x*x}</text:p>
      <text:p text:style-name="Preformatted_20_Text"/>
      <text:p text:style-name="Preformatted_20_Text">fun main() {</text:p>
      <text:p text:style-name="Preformatted_20_Text"><text:s text:c="3"/>println(square(square(42)));</text:p>
      <text:p text:style-name="Preformatted_20_Text">}</text:p>
      <text:p text:style-name="P9"/>
      <text:p text:style-name="P9"/>
      <text:p text:style-name="P9"/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2"/>
      <text:p text:style-name="P2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lbany" svg:font-family="Albany, sans-serif"/>
    <style:font-face style:name="Liberation Sans1" svg:font-family="'Liberation Sans', sans-serif"/>
    <style:font-face style:name="Mangal1" svg:font-family="Mangal"/>
    <style:font-face style:name="charter" svg:font-family="charter, Georgia, Cambria, 'Times New Roman', Times, 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5.2$Windows_X86_64 LibreOffice_project/dd0751754f11728f69b42ee2af66670068624673</meta:generator>
    <dc:date>2022-05-04T11:34:32.172000000</dc:date>
    <meta:editing-duration>P2DT3H15M51S</meta:editing-duration>
    <meta:editing-cycles>6</meta:editing-cycles>
    <meta:document-statistic meta:table-count="0" meta:image-count="0" meta:object-count="0" meta:page-count="2" meta:paragraph-count="13" meta:word-count="250" meta:character-count="1408" meta:non-whitespace-character-count="1150"/>
  </office:meta>
</office:document-meta>
</file>